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4.01mm" table:align="margins"/>
    </style:style>
    <style:style style:name="Table4.A" style:family="table-column">
      <style:table-column-properties style:column-width="184.01mm" style:rel-column-width="65535*"/>
    </style:style>
    <style:style style:name="Table4.1" style:family="table-row">
      <style:table-row-properties style:min-row-height="49.58mm"/>
    </style:style>
    <style:style style:name="Table1" style:family="table">
      <style:table-properties style:width="184.01mm" table:align="margins"/>
    </style:style>
    <style:style style:name="Table1.A" style:family="table-column">
      <style:table-column-properties style:column-width="46mm" style:rel-column-width="16383*"/>
    </style:style>
    <style:style style:name="Table1.D" style:family="table-column">
      <style:table-column-properties style:column-width="46mm" style:rel-column-width="16386*"/>
    </style:style>
    <style:style style:name="Table1.A1" style:family="table-cell">
      <style:table-cell-properties style:vertical-align="bottom" fo:background-color="transparent" fo:padding="0.97mm" fo:border-left="0.02mm solid #cccccc" fo:border-right="none" fo:border-top="0.02mm solid #cccccc" fo:border-bottom="0.02mm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97mm" fo:border="0.02mm solid #cccccc">
        <style:background-image/>
      </style:table-cell-properties>
    </style:style>
    <style:style style:name="Table1.A2" style:family="table-cell">
      <style:table-cell-properties fo:background-color="transparent" fo:padding="0.97mm" fo:border-left="0.02mm solid #cccccc" fo:border-right="none" fo:border-top="none" fo:border-bottom="0.02mm solid #cccccc">
        <style:background-image/>
      </style:table-cell-properties>
    </style:style>
    <style:style style:name="Table1.D2" style:family="table-cell">
      <style:table-cell-properties fo:background-color="transparent" fo:padding="0.97mm" fo:border-left="0.02mm solid #cccccc" fo:border-right="0.02mm solid #cccccc" fo:border-top="none" fo:border-bottom="0.02mm solid #cccccc">
        <style:background-image/>
      </style:table-cell-properties>
    </style:style>
    <style:style style:name="Table2" style:family="table">
      <style:table-properties style:width="184.01mm" table:align="margins"/>
    </style:style>
    <style:style style:name="Table2.A" style:family="table-column">
      <style:table-column-properties style:column-width="73.24mm" style:rel-column-width="26082*"/>
    </style:style>
    <style:style style:name="Table2.B" style:family="table-column">
      <style:table-column-properties style:column-width="24.77mm" style:rel-column-width="8823*"/>
    </style:style>
    <style:style style:name="Table2.C" style:family="table-column">
      <style:table-column-properties style:column-width="22.1mm" style:rel-column-width="7871*"/>
    </style:style>
    <style:style style:name="Table2.D" style:family="table-column">
      <style:table-column-properties style:column-width="34.59mm" style:rel-column-width="12317*"/>
    </style:style>
    <style:style style:name="Table2.E" style:family="table-column">
      <style:table-column-properties style:column-width="29.32mm" style:rel-column-width="10442*"/>
    </style:style>
    <style:style style:name="Table2.A1" style:family="table-cell">
      <style:table-cell-properties fo:padding="0.97mm" fo:border-left="none" fo:border-right="none" fo:border-top="none" fo:border-bottom="0.02mm solid #000000"/>
    </style:style>
    <style:style style:name="Table2.2" style:family="table-row">
      <style:table-row-properties style:min-row-height="3.86mm"/>
    </style:style>
    <style:style style:name="Table2.A2" style:family="table-cell">
      <style:table-cell-properties fo:padding="0.97mm" fo:border="none"/>
    </style:style>
    <style:style style:name="Table2.3" style:family="table-row">
      <style:table-row-properties style:min-row-height="0.25mm"/>
    </style:style>
    <style:style style:name="Table2.D8" style:family="table-cell">
      <style:table-cell-properties fo:padding="0.97mm" fo:border-left="none" fo:border-right="none" fo:border-top="0.02mm solid #000000" fo:border-bottom="none"/>
    </style:style>
    <style:style style:name="Table3" style:family="table">
      <style:table-properties style:width="129.47mm" table:align="left"/>
    </style:style>
    <style:style style:name="Table3.A" style:family="table-column">
      <style:table-column-properties style:column-width="51.68mm"/>
    </style:style>
    <style:style style:name="Table3.B" style:family="table-column">
      <style:table-column-properties style:column-width="53.9mm"/>
    </style:style>
    <style:style style:name="Table3.C" style:family="table-column">
      <style:table-column-properties style:column-width="23.88mm"/>
    </style:style>
    <style:style style:name="Table3.1" style:family="table-row">
      <style:table-row-properties style:min-row-height="0.25mm" style:keep-together="false" fo:keep-together="always"/>
    </style:style>
    <style:style style:name="Table3.A1" style:family="table-cell">
      <style:table-cell-properties fo:padding="1.02mm" fo:border-left="none" fo:border-right="none" fo:border-top="none" fo:border-bottom="0.02mm solid #000000"/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fo:padding="1.02mm" fo:border="none"/>
    </style:style>
    <style:style style:name="Table3.A3" style:family="table-cell">
      <style:table-cell-properties fo:background-color="transparent" fo:padding="1.02mm" fo:border-left="none" fo:border-right="none" fo:border-top="none" fo:border-bottom="0.02mm solid #cccccc">
        <style:background-image/>
      </style:table-cell-properties>
    </style:style>
    <style:style style:name="Table3.B3" style:family="table-cell">
      <style:table-cell-properties fo:padding="1.02mm" fo:border-left="none" fo:border-right="none" fo:border-top="none" fo:border-bottom="0.02mm solid #cccccc"/>
    </style:style>
    <style:style style:name="Table3.4" style:family="table-row">
      <style:table-row-properties style:min-row-height="1.32mm" style:keep-together="false" fo:keep-together="always"/>
    </style:style>
    <style:style style:name="P1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5" style:family="paragraph" style:parent-style-name="terp_5f_header">
      <style:paragraph-properties fo:margin-top="4.32mm" fo:margin-bottom="4.32mm"/>
      <style:text-properties fo:color="#000000" style:font-name="DejaVu Sans"/>
    </style:style>
    <style:style style:name="P6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7" style:family="paragraph" style:parent-style-name="terp_5f_default_5f_8">
      <style:text-properties fo:color="#000000" style:font-name="DejaVu Sans"/>
    </style:style>
    <style:style style:name="P8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9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0" style:family="paragraph" style:parent-style-name="terp_5f_default_5f_Bold_5f_9">
      <style:text-properties fo:color="#000000" style:font-name="DejaVu Sans"/>
    </style:style>
    <style:style style:name="P11" style:family="paragraph" style:parent-style-name="terp_5f_default_5f_Right_5f_9">
      <style:text-properties fo:color="#000000" style:font-name="DejaVu Sans"/>
    </style:style>
    <style:style style:name="P12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3" style:family="paragraph" style:parent-style-name="terp_5f_default_5f_9">
      <style:text-properties fo:color="#000000" style:font-name="DejaVu Sans"/>
    </style:style>
    <style:style style:name="P14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tblheader_5f_General_5f_Centre">
      <style:text-properties fo:color="#000000" style:font-name="DejaVu Sans"/>
    </style:style>
    <style:style style:name="P16" style:family="paragraph" style:parent-style-name="terp_5f_default_5f_Centre_5f_8">
      <style:text-properties fo:color="#000000" style:font-name="DejaVu Sans"/>
    </style:style>
    <style:style style:name="P17" style:family="paragraph" style:parent-style-name="terp_5f_tblheader_5f_Details">
      <style:text-properties fo:color="#000000" style:font-name="DejaVu Sans"/>
    </style:style>
    <style:style style:name="P18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9" style:family="paragraph" style:parent-style-name="terp_5f_tblheader_5f_Details_5f_Centre"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2" style:family="paragraph" style:parent-style-name="terp_5f_default_5f_Centre_5f_9">
      <style:text-properties fo:color="#000000" style:font-name="DejaVu Sans"/>
    </style:style>
    <style:style style:name="P23" style:family="paragraph" style:parent-style-name="terp_5f_default_5f_Right_5f_9_5f_Bold">
      <style:text-properties fo:color="#000000" style:font-name="DejaVu Sans"/>
    </style:style>
    <style:style style:name="P24" style:family="paragraph" style:parent-style-name="terp_5f_default_5f_Italic">
      <style:text-properties fo:color="#000000" style:font-name="DejaVu Sans"/>
    </style:style>
    <style:style style:name="P25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6" style:family="paragraph" style:parent-style-name="Standard">
      <style:paragraph-properties fo:margin-left="0mm" fo:margin-right="0mm" fo:text-indent="0mm" style:auto-text-indent="false"/>
      <style:text-properties fo:color="#000000" style:font-name="DejaVu Sans" fo:font-size="9pt" style:font-size-asian="9pt" style:font-size-complex="9pt"/>
    </style:style>
    <style:style style:name="P27" style:family="paragraph" style:parent-style-name="Standard" style:master-page-name="First_20_Page">
      <style:paragraph-properties fo:margin-left="0mm" fo:margin-right="0mm" fo:text-indent="0mm" style:auto-text-indent="false" style:page-number="auto"/>
      <style:text-properties fo:color="#000000" style:font-name="DejaVu Sans"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6"/>
            <text:p text:style-name="P26"/>
            <text:p text:style-name="P26"><text:text-input text:description="&lt;o.partner_id.company_ext&gt;">o.partner_id.company_ext</text:text-input></text:p>
            <text:p text:style-name="P9"><text:text-input text:description="&lt; o.partner_id.department_company_ext &gt;">o.partner_id.department_company_ext</text:text-input></text:p>
            <text:p text:style-name="P9"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/text:p>
            <text:p text:style-name="P9"><text:text-input text:description="&lt;o.partner_shipping_id.street&gt;">o.partner_shipping_id.street</text:text-input> <text:text-input text:description="&lt;if test=&quot;o.partner_shipping_id.street2&quot;&gt;">&lt;if test="o.partner_shipping_id.street2"&gt;</text:text-input><text:line-break/><text:text-input text:description="&lt;o.partner_shipping_id.street2&gt;">&lt;o.partner_shipping_id.street2&gt;</text:text-input><text:text-input text:description="&lt;/if&gt;">/if</text:text-input></text:p>
            <text:p text:style-name="P9"><text:text-input text:description="&lt;o.partner_shipping_id.zip&gt;">o.partner_shipping_id.zip</text:text-input> <text:text-input text:description="&lt;o.partner_shipping_id.city&gt;">o.partner_shipping_id.city</text:text-input></text:p>
          </table:table-cell>
        </table:table-row>
      </table:table>
      <text:p text:style-name="P5"><text:text-input text:description="&lt;choose&gt;">&lt;choose&gt;</text:text-input><text:text-input text:description="&lt;when test=&quot;o.state=='draft'&quot;&gt;">when test="o.state=='draft'"</text:text-input> 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6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5"><text:text-input text:description="&lt;_(&quot;Our Salesman&quot;)&gt;">Our Salesman</text:text-input></text:p>
          </table:table-cell>
          <table:table-cell table:style-name="Table1.D1" office:value-type="string">
            <text:p text:style-name="P15"><text:text-input text:description="&lt;gettext(&quot;Valid Until&quot;)&gt;">&lt;getText("Valid Until")&gt;</text:text-input></text:p>
          </table:table-cell>
        </table:table-row>
        <table:table-row>
          <table:table-cell table:style-name="Table1.A2" office:value-type="string">
            <text:p text:style-name="P16"><text:text-input text:description="&lt;o.client_order_ref&gt;">o.client_order_ref</text:text-input></text:p>
          </table:table-cell>
          <table:table-cell table:style-name="Table1.A2" office:value-type="string">
            <text:p text:style-name="P16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A2" office:value-type="string">
            <text:p text:style-name="P16"><text:text-input text:description="&lt;o.user_id.name&gt;">o.user_id.name</text:text-input></text:p>
          </table:table-cell>
          <table:table-cell table:style-name="Table1.D2" office:value-type="string">
            <text:p text:style-name="P16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7"/>
      <text:p text:style-name="P13"><text:text-input text:description="&lt;if test=&quot;o.note2&quot;&gt;">&lt;if test="o.note2"&gt;</text:text-input><text:text-input text:description="&lt;o.note2&gt;">&lt;o.note2&gt;</text:text-input> <text:text-input text:description="&lt;/if&gt;">&lt;/if&gt;</text:text-input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<text:text-input text:description="&lt;_(&quot;Description&quot;)&gt;">Description</text:text-input></text:p>
          </table:table-cell>
          <table:table-cell table:style-name="Table2.A1" office:value-type="string">
            <text:p text:style-name="P19"><text:text-input text:description="&lt;_(&quot;VAT&quot;)&gt;">VAT</text:text-input></text:p>
          </table:table-cell>
          <table:table-cell table:style-name="Table2.A1" office:value-type="string">
            <text:p text:style-name="P20"><text:text-input text:description="&lt;_(&quot;Quantity&quot;)&gt;">Quantity</text:text-input></text:p>
          </table:table-cell>
          <table:table-cell table:style-name="Table2.A1" office:value-type="string">
            <text:p text:style-name="P20"><text:text-input text:description="&lt;_(&quot;Unit Price&quot;)&gt;">Unit Price</text:text-input></text:p>
          </table:table-cell>
          <table:table-cell table:style-name="Table2.A1" office:value-type="string">
            <text:p text:style-name="P20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4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 table:style-name="Table2.3">
          <table:table-cell table:style-name="Table2.A2" office:value-type="string">
            <text:p text:style-name="P13"><text:text-input text:description="&lt;line.name&gt;">&lt;line.name&gt;</text:text-input></text:p>
          </table:table-cell>
          <table:table-cell table:style-name="Table2.A2" office:value-type="string">
            <text:p text:style-name="P22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2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2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2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4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4"><text:text-input text:description="&lt;line.notes&gt;">&lt;line.notes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4"><text:text-input text:description="&lt;/if&gt;">&lt;/if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4"><text:text-input text:description="&lt;/for&gt;">&lt;/for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8" office:value-type="string">
            <text:p text:style-name="P13"><text:text-input text:description="&lt;_(&quot;Net Total :&quot;)&gt;">Net Total :</text:text-input></text:p>
          </table:table-cell>
          <table:table-cell table:style-name="Table2.D8" office:value-type="string">
            <text:p text:style-name="P11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3"><text:text-input text:description="&lt;_(&quot;Taxes :&quot;)&gt;">Taxes :</text:text-input></text:p>
          </table:table-cell>
          <table:table-cell table:style-name="Table2.A2" office:value-type="string">
            <text:p text:style-name="P11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8" office:value-type="string">
            <text:p text:style-name="P10"><text:text-input text:description="&lt;_(&quot;Total :&quot;)&gt;">Total :</text:text-input></text:p>
          </table:table-cell>
          <table:table-cell table:style-name="Table2.D8" office:value-type="string">
            <text:p text:style-name="P23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7"/>
      <text:p text:style-name="P7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8"><text:text-input text:description="&lt;_(&quot;Tax&quot;)&gt;">Tax</text:text-input></text:p>
          </table:table-cell>
          <table:table-cell table:style-name="Table3.A1" office:value-type="string">
            <text:p text:style-name="P21"><text:text-input text:description="&lt;_(&quot;Base&quot;)&gt;">Base</text:text-input></text:p>
          </table:table-cell>
          <table:table-cell table:style-name="Table3.A1" office:value-type="string">
            <text:p text:style-name="P21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5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ext:soft-page-break/>
        <table:table-row table:style-name="Table3.2">
          <table:table-cell table:style-name="Table3.A3" office:value-type="string">
            <text:p text:style-name="P2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3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B3" office:value-type="string">
            <text:p text:style-name="P3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4"><text:text-input text:description="&lt;/for&gt;">&lt;/for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8"/>
          </table:table-cell>
        </table:table-row>
      </table:table>
      <text:p text:style-name="P8"><text:text-input text:description="&lt;/if&gt;">&lt;/if&gt;</text:text-input></text:p>
      <text:p text:style-name="P7"/>
      <text:p text:style-name="P13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3"/>
      <text:p text:style-name="P13"><text:text-input text:description="&lt;_(&quot;Payment Terms:&quot;)&gt;">Payment Terms:</text:text-input></text:p>
      <text:p text:style-name="P13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3"/>
      <text:p text:style-name="P1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mm" fo:margin-bottom="0mm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7.06mm" fo:margin-right="0mm" fo:margin-top="0mm" fo:margin-bottom="0mm" fo:text-indent="0m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44.93mm" fo:margin-right="0mm" fo:margin-top="0mm" fo:margin-bottom="0mm" fo:text-indent="0mm" style:auto-text-indent="false">
        <style:tab-stops>
          <style:tab-stop style:position="142.08m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3mm" fo:margin-right="0mm" fo:margin-top="0mm" fo:margin-bottom="0mm" fo:text-indent="0m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14.99mm" fo:margin-bottom="14.99mm" fo:margin-left="5.43mm" fo:margin-right="14.29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4.99mm" fo:margin-bottom="4.99mm" fo:margin-left="13mm" fo:margin-right="13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8-31T10:54:44</meta:creation-date>
    <dc:date>2014-03-17T13:22:30</dc:date>
    <meta:editing-cycles>1127</meta:editing-cycles>
    <meta:editing-duration>P2DT12H25M48S</meta:editing-duration>
    <meta:document-statistic meta:table-count="4" meta:image-count="0" meta:object-count="0" meta:page-count="2" meta:paragraph-count="51" meta:word-count="146" meta:character-count="1755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